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e348d"/>
    </style:style>
    <style:style style:name="P2" style:family="paragraph" style:parent-style-name="Standard">
      <style:paragraph-properties fo:text-align="justify" style:justify-single-word="false"/>
      <style:text-properties style:use-window-font-color="true" loext:opacity="0%"/>
    </style:style>
    <style:style style:name="P3" style:family="paragraph" style:parent-style-name="Standard">
      <style:paragraph-properties fo:text-align="justify" style:justify-single-word="false"/>
      <style:text-properties style:use-window-font-color="true" loext:opacity="0%" fo:font-size="11.5pt" officeooo:paragraph-rsid="001e348d" style:font-size-asian="11.5pt"/>
    </style:style>
    <style:style style:name="P4" style:family="paragraph" style:parent-style-name="Standard">
      <style:paragraph-properties fo:text-align="justify" style:justify-single-word="false"/>
      <style:text-properties style:use-window-font-color="true" loext:opacity="0%" style:text-line-through-style="none" style:text-line-through-type="none" fo:font-size="11.5pt" style:text-underline-style="none" officeooo:paragraph-rsid="001922a6" style:font-size-asian="11.5pt"/>
    </style:style>
    <style:style style:name="P5" style:family="paragraph" style:parent-style-name="Standard">
      <style:paragraph-properties fo:text-align="justify" style:justify-single-word="false"/>
      <style:text-properties style:use-window-font-color="true" loext:opacity="0%" style:text-line-through-style="none" style:text-line-through-type="none" fo:font-size="11.5pt" style:text-underline-style="none" officeooo:paragraph-rsid="001abddd" style:font-size-asian="11.5pt"/>
    </style:style>
    <style:style style:name="P6" style:family="paragraph" style:parent-style-name="Standard">
      <style:paragraph-properties fo:text-align="justify" style:justify-single-word="false"/>
      <style:text-properties style:use-window-font-color="true" loext:opacity="0%" style:text-line-through-style="none" style:text-line-through-type="none" fo:font-size="11.5pt" style:text-underline-style="none" officeooo:paragraph-rsid="001b8840" style:font-size-asian="11.5pt"/>
    </style:style>
    <style:style style:name="P7" style:family="paragraph" style:parent-style-name="Standard">
      <style:paragraph-properties fo:text-align="justify" style:justify-single-word="false"/>
      <style:text-properties style:use-window-font-color="true" loext:opacity="0%" style:text-line-through-style="none" style:text-line-through-type="none" fo:font-size="11.5pt" style:text-underline-style="none" officeooo:paragraph-rsid="001d6cc8" style:font-size-asian="11.5pt"/>
    </style:style>
    <style:style style:name="P8" style:family="paragraph" style:parent-style-name="Standard">
      <style:paragraph-properties fo:text-align="justify" style:justify-single-word="false"/>
      <style:text-properties style:use-window-font-color="true" loext:opacity="0%" style:text-line-through-style="none" style:text-line-through-type="none" fo:font-size="11.5pt" style:text-underline-style="none" officeooo:paragraph-rsid="001e348d" style:font-size-asian="11.5pt"/>
    </style:style>
    <style:style style:name="P9" style:family="paragraph" style:parent-style-name="Standard">
      <style:paragraph-properties fo:text-align="justify" style:justify-single-word="false"/>
      <style:text-properties style:use-window-font-color="true" loext:opacity="0%" style:text-line-through-style="none" style:text-line-through-type="none" fo:font-size="11.5pt" fo:font-style="normal" style:text-underline-style="none" officeooo:paragraph-rsid="001d6cc8" style:font-size-asian="11.5pt" style:font-style-asian="normal"/>
    </style:style>
    <style:style style:name="P10" style:family="paragraph" style:parent-style-name="Standard">
      <style:paragraph-properties fo:text-align="justify" style:justify-single-word="false"/>
      <style:text-properties style:use-window-font-color="true" loext:opacity="0%" style:text-line-through-style="none" style:text-line-through-type="none" fo:font-size="11.5pt" fo:font-style="italic" style:text-underline-style="none" officeooo:paragraph-rsid="001e348d" style:font-size-asian="11.5pt" style:font-style-asian="italic"/>
    </style:style>
    <style:style style:name="P11" style:family="paragraph" style:parent-style-name="Standard">
      <style:paragraph-properties fo:text-align="center" style:justify-single-word="false"/>
      <style:text-properties fo:color="#044085" loext:opacity="100%" fo:font-size="32pt" fo:font-weight="bold" style:font-size-asian="32pt" style:font-weight-asian="bold" style:font-size-complex="32pt"/>
    </style:style>
    <style:style style:name="P12" style:family="paragraph" style:parent-style-name="Standard">
      <style:text-properties fo:color="#044085" loext:opacity="100%" fo:font-size="11.5pt" style:font-size-asian="11.5pt"/>
    </style:style>
    <style:style style:name="P13" style:family="paragraph" style:parent-style-name="Standard">
      <style:paragraph-properties fo:text-align="center" style:justify-single-word="false"/>
      <style:text-properties fo:color="#044085" loext:opacity="100%" fo:font-size="11.5pt" style:font-size-asian="11.5pt"/>
    </style:style>
    <style:style style:name="P14" style:family="paragraph" style:parent-style-name="Standard">
      <style:text-properties fo:color="#a3a3a0" loext:opacity="100%" style:text-line-through-style="none" style:text-line-through-type="none" style:font-name="Consolas" fo:font-size="9pt" style:text-underline-style="none" officeooo:paragraph-rsid="001e348d" style:font-size-asian="9pt"/>
    </style:style>
    <style:style style:name="P15" style:family="paragraph" style:parent-style-name="Standard">
      <style:paragraph-properties fo:text-align="justify" style:justify-single-word="false"/>
      <style:text-properties style:use-window-font-color="true" loext:opacity="0%" fo:font-size="11.5pt" style:font-size-asian="11.5pt"/>
    </style:style>
    <style:style style:name="P16" style:family="paragraph" style:parent-style-name="Standard" style:list-style-name="L1">
      <style:paragraph-properties fo:text-align="justify" style:justify-single-word="false"/>
      <style:text-properties style:use-window-font-color="true" loext:opacity="0%" fo:font-size="11.5pt" officeooo:paragraph-rsid="001922a6" style:font-size-asian="11.5pt"/>
    </style:style>
    <style:style style:name="P17" style:family="paragraph" style:parent-style-name="Standard" style:list-style-name="L3">
      <style:paragraph-properties fo:text-align="justify" style:justify-single-word="false"/>
      <style:text-properties style:use-window-font-color="true" loext:opacity="0%" fo:font-size="11.5pt" officeooo:paragraph-rsid="001922a6" style:font-size-asian="11.5pt"/>
    </style:style>
    <style:style style:name="P18" style:family="paragraph" style:parent-style-name="Standard" style:list-style-name="L5">
      <style:paragraph-properties fo:text-align="justify" style:justify-single-word="false"/>
      <style:text-properties style:use-window-font-color="true" loext:opacity="0%" fo:font-size="11.5pt" officeooo:paragraph-rsid="001922a6" style:font-size-asian="11.5pt"/>
    </style:style>
    <style:style style:name="P19" style:family="paragraph" style:parent-style-name="Standard" style:list-style-name="L7">
      <style:paragraph-properties fo:text-align="justify" style:justify-single-word="false"/>
      <style:text-properties style:use-window-font-color="true" loext:opacity="0%" fo:font-size="11.5pt" officeooo:paragraph-rsid="001abddd" style:font-size-asian="11.5pt"/>
    </style:style>
    <style:style style:name="P20" style:family="paragraph" style:parent-style-name="Standard" style:list-style-name="L10">
      <style:paragraph-properties fo:text-align="justify" style:justify-single-word="false"/>
      <style:text-properties style:use-window-font-color="true" loext:opacity="0%" fo:font-size="11.5pt" officeooo:paragraph-rsid="001abddd" style:font-size-asian="11.5pt"/>
    </style:style>
    <style:style style:name="P21" style:family="paragraph" style:parent-style-name="Standard" style:list-style-name="L12">
      <style:paragraph-properties fo:text-align="justify" style:justify-single-word="false"/>
      <style:text-properties style:use-window-font-color="true" loext:opacity="0%" fo:font-size="11.5pt" officeooo:paragraph-rsid="001b8840" style:font-size-asian="11.5pt"/>
    </style:style>
    <style:style style:name="P22" style:family="paragraph" style:parent-style-name="Standard" style:list-style-name="L14">
      <style:paragraph-properties fo:text-align="justify" style:justify-single-word="false"/>
      <style:text-properties style:use-window-font-color="true" loext:opacity="0%" fo:font-size="11.5pt" officeooo:paragraph-rsid="001b8840" style:font-size-asian="11.5pt"/>
    </style:style>
    <style:style style:name="P23" style:family="paragraph" style:parent-style-name="Standard" style:list-style-name="L20">
      <style:paragraph-properties fo:text-align="justify" style:justify-single-word="false"/>
      <style:text-properties style:use-window-font-color="true" loext:opacity="0%" fo:font-size="11.5pt" style:font-size-asian="11.5pt"/>
    </style:style>
    <style:style style:name="P24" style:family="paragraph" style:parent-style-name="Standard" style:list-style-name="L21">
      <style:paragraph-properties fo:text-align="justify" style:justify-single-word="false"/>
      <style:text-properties style:use-window-font-color="true" loext:opacity="0%" fo:font-size="11.5pt" officeooo:paragraph-rsid="001d6cc8" style:font-size-asian="11.5pt"/>
    </style:style>
    <style:style style:name="P25" style:family="paragraph" style:parent-style-name="Standard" style:list-style-name="L25">
      <style:paragraph-properties fo:text-align="justify" style:justify-single-word="false"/>
      <style:text-properties style:use-window-font-color="true" loext:opacity="0%" fo:font-size="11.5pt" officeooo:paragraph-rsid="001d6cc8" style:font-size-asian="11.5pt"/>
    </style:style>
    <style:style style:name="P26" style:family="paragraph" style:parent-style-name="Standard" style:list-style-name="L27">
      <style:paragraph-properties fo:text-align="justify" style:justify-single-word="false"/>
      <style:text-properties style:use-window-font-color="true" loext:opacity="0%" fo:font-size="11.5pt" style:font-size-asian="11.5pt"/>
    </style:style>
    <style:style style:name="P27" style:family="paragraph" style:parent-style-name="Standard" style:list-style-name="L28">
      <style:paragraph-properties fo:text-align="justify" style:justify-single-word="false"/>
      <style:text-properties style:use-window-font-color="true" loext:opacity="0%" fo:font-size="11.5pt" officeooo:paragraph-rsid="001e348d" style:font-size-asian="11.5pt"/>
    </style:style>
    <style:style style:name="P28" style:family="paragraph" style:parent-style-name="Standard" style:list-style-name="L30">
      <style:paragraph-properties fo:text-align="justify" style:justify-single-word="false"/>
      <style:text-properties style:use-window-font-color="true" loext:opacity="0%" fo:font-size="11.5pt" officeooo:paragraph-rsid="001e348d" style:font-size-asian="11.5pt"/>
    </style:style>
    <style:style style:name="P29" style:family="paragraph" style:parent-style-name="Standard" style:list-style-name="L32">
      <style:paragraph-properties fo:text-align="justify" style:justify-single-word="false"/>
      <style:text-properties style:use-window-font-color="true" loext:opacity="0%" fo:font-size="11.5pt" officeooo:paragraph-rsid="001e348d" style:font-size-asian="11.5pt"/>
    </style:style>
    <style:style style:name="P30" style:family="paragraph" style:parent-style-name="Standard" style:list-style-name="L34">
      <style:paragraph-properties fo:text-align="justify" style:justify-single-word="false"/>
      <style:text-properties style:use-window-font-color="true" loext:opacity="0%" fo:font-size="11.5pt" officeooo:paragraph-rsid="001e348d" style:font-size-asian="11.5pt"/>
    </style:style>
    <style:style style:name="P31" style:family="paragraph" style:parent-style-name="Standard" style:list-style-name="L36">
      <style:paragraph-properties fo:text-align="justify" style:justify-single-word="false"/>
      <style:text-properties style:use-window-font-color="true" loext:opacity="0%" fo:font-size="11.5pt" officeooo:paragraph-rsid="001e348d" style:font-size-asian="11.5pt"/>
    </style:style>
    <style:style style:name="P32" style:family="paragraph" style:parent-style-name="Standard" style:list-style-name="L37">
      <style:text-properties style:use-window-font-color="true" loext:opacity="0%" fo:font-size="11.5pt" officeooo:paragraph-rsid="001e348d" style:font-size-asian="11.5pt"/>
    </style:style>
    <style:style style:name="P33" style:family="paragraph" style:parent-style-name="Standard" style:list-style-name="L27">
      <style:paragraph-properties fo:text-align="justify" style:justify-single-word="false"/>
      <style:text-properties style:use-window-font-color="true" loext:opacity="0%" fo:font-size="11.5pt" fo:font-weight="bold" style:font-size-asian="11.5pt" style:font-weight-asian="bold" style:font-weight-complex="bold"/>
    </style:style>
    <style:style style:name="P34" style:family="paragraph" style:parent-style-name="Standard" style:list-style-name="L37">
      <style:text-properties style:use-window-font-color="true" loext:opacity="0%" fo:font-size="11.5pt" fo:font-weight="bold" officeooo:paragraph-rsid="001e348d" style:font-size-asian="11.5pt" style:font-weight-asian="bold" style:font-weight-complex="bold"/>
    </style:style>
    <style:style style:name="P35" style:family="paragraph" style:parent-style-name="Standard" style:list-style-name="L2">
      <style:paragraph-properties fo:text-align="justify" style:justify-single-word="false"/>
      <style:text-properties style:use-window-font-color="true" loext:opacity="0%" style:text-line-through-style="none" style:text-line-through-type="none" fo:font-size="11.5pt" style:text-underline-style="none" officeooo:paragraph-rsid="001922a6" style:font-size-asian="11.5pt"/>
    </style:style>
    <style:style style:name="P36" style:family="paragraph" style:parent-style-name="Standard" style:list-style-name="L4">
      <style:paragraph-properties fo:text-align="justify" style:justify-single-word="false"/>
      <style:text-properties style:use-window-font-color="true" loext:opacity="0%" style:text-line-through-style="none" style:text-line-through-type="none" fo:font-size="11.5pt" style:text-underline-style="none" officeooo:paragraph-rsid="001922a6" style:font-size-asian="11.5pt"/>
    </style:style>
    <style:style style:name="P37" style:family="paragraph" style:parent-style-name="Standard" style:list-style-name="L6">
      <style:paragraph-properties fo:text-align="justify" style:justify-single-word="false"/>
      <style:text-properties style:use-window-font-color="true" loext:opacity="0%" style:text-line-through-style="none" style:text-line-through-type="none" fo:font-size="11.5pt" style:text-underline-style="none" officeooo:paragraph-rsid="001922a6" style:font-size-asian="11.5pt"/>
    </style:style>
    <style:style style:name="P38" style:family="paragraph" style:parent-style-name="Standard" style:list-style-name="L6">
      <style:paragraph-properties fo:text-align="justify" style:justify-single-word="false"/>
      <style:text-properties style:use-window-font-color="true" loext:opacity="0%" style:text-line-through-style="none" style:text-line-through-type="none" fo:font-size="11.5pt" style:text-underline-style="none" officeooo:paragraph-rsid="001abddd" style:font-size-asian="11.5pt"/>
    </style:style>
    <style:style style:name="P39" style:family="paragraph" style:parent-style-name="Standard" style:list-style-name="L8">
      <style:paragraph-properties fo:text-align="justify" style:justify-single-word="false"/>
      <style:text-properties style:use-window-font-color="true" loext:opacity="0%" style:text-line-through-style="none" style:text-line-through-type="none" fo:font-size="11.5pt" style:text-underline-style="none" officeooo:paragraph-rsid="001abddd" style:font-size-asian="11.5pt"/>
    </style:style>
    <style:style style:name="P40" style:family="paragraph" style:parent-style-name="Standard" style:list-style-name="L11">
      <style:paragraph-properties fo:text-align="justify" style:justify-single-word="false"/>
      <style:text-properties style:use-window-font-color="true" loext:opacity="0%" style:text-line-through-style="none" style:text-line-through-type="none" fo:font-size="11.5pt" style:text-underline-style="none" officeooo:paragraph-rsid="001abddd" style:font-size-asian="11.5pt"/>
    </style:style>
    <style:style style:name="P41" style:family="paragraph" style:parent-style-name="Standard" style:list-style-name="L13">
      <style:paragraph-properties fo:text-align="justify" style:justify-single-word="false"/>
      <style:text-properties style:use-window-font-color="true" loext:opacity="0%" style:text-line-through-style="none" style:text-line-through-type="none" fo:font-size="11.5pt" style:text-underline-style="none" officeooo:paragraph-rsid="001b8840" style:font-size-asian="11.5pt"/>
    </style:style>
    <style:style style:name="P42" style:family="paragraph" style:parent-style-name="Standard" style:list-style-name="L15">
      <style:paragraph-properties fo:text-align="justify" style:justify-single-word="false"/>
      <style:text-properties style:use-window-font-color="true" loext:opacity="0%" style:text-line-through-style="none" style:text-line-through-type="none" fo:font-size="11.5pt" style:text-underline-style="none" officeooo:paragraph-rsid="001b8840" style:font-size-asian="11.5pt"/>
    </style:style>
    <style:style style:name="P43" style:family="paragraph" style:parent-style-name="Standard" style:list-style-name="L22">
      <style:paragraph-properties fo:text-align="justify" style:justify-single-word="false"/>
      <style:text-properties style:use-window-font-color="true" loext:opacity="0%" style:text-line-through-style="none" style:text-line-through-type="none" fo:font-size="11.5pt" style:text-underline-style="none" officeooo:paragraph-rsid="001d6cc8" style:font-size-asian="11.5pt"/>
    </style:style>
    <style:style style:name="P44" style:family="paragraph" style:parent-style-name="Standard" style:list-style-name="L29">
      <style:paragraph-properties fo:text-align="justify" style:justify-single-word="false"/>
      <style:text-properties style:use-window-font-color="true" loext:opacity="0%" style:text-line-through-style="none" style:text-line-through-type="none" fo:font-size="11.5pt" style:text-underline-style="none" officeooo:paragraph-rsid="001e348d" style:font-size-asian="11.5pt"/>
    </style:style>
    <style:style style:name="P45" style:family="paragraph" style:parent-style-name="Standard" style:list-style-name="L31">
      <style:paragraph-properties fo:text-align="justify" style:justify-single-word="false"/>
      <style:text-properties style:use-window-font-color="true" loext:opacity="0%" style:text-line-through-style="none" style:text-line-through-type="none" fo:font-size="11.5pt" style:text-underline-style="none" officeooo:paragraph-rsid="001e348d" style:font-size-asian="11.5pt"/>
    </style:style>
    <style:style style:name="P46" style:family="paragraph" style:parent-style-name="Standard" style:list-style-name="L33">
      <style:paragraph-properties fo:text-align="justify" style:justify-single-word="false"/>
      <style:text-properties style:use-window-font-color="true" loext:opacity="0%" style:text-line-through-style="none" style:text-line-through-type="none" fo:font-size="11.5pt" style:text-underline-style="none" officeooo:paragraph-rsid="001e348d" style:font-size-asian="11.5pt"/>
    </style:style>
    <style:style style:name="P47" style:family="paragraph" style:parent-style-name="Standard">
      <style:paragraph-properties fo:text-align="justify" style:justify-single-word="false"/>
      <style:text-properties style:use-window-font-color="true" loext:opacity="0%" style:text-line-through-style="none" style:text-line-through-type="none" fo:font-size="11.5pt" style:text-underline-style="none" officeooo:paragraph-rsid="001922a6" style:font-size-asian="11.5pt"/>
    </style:style>
    <style:style style:name="P48" style:family="paragraph" style:parent-style-name="Standard" style:list-style-name="L6">
      <style:paragraph-properties fo:text-align="justify" style:justify-single-word="false"/>
      <style:text-properties style:use-window-font-color="true" loext:opacity="0%" style:text-line-through-style="none" style:text-line-through-type="none" fo:font-size="11.5pt" style:text-underline-style="none" fo:font-weight="bold" officeooo:paragraph-rsid="001abddd" style:font-size-asian="11.5pt" style:font-weight-asian="bold" style:font-weight-complex="bold"/>
    </style:style>
    <style:style style:name="P49" style:family="paragraph" style:parent-style-name="Standard" style:list-style-name="L11">
      <style:paragraph-properties fo:text-align="justify" style:justify-single-word="false"/>
      <style:text-properties style:use-window-font-color="true" loext:opacity="0%" style:text-line-through-style="none" style:text-line-through-type="none" fo:font-size="11.5pt" style:text-underline-style="none" fo:font-weight="bold" officeooo:paragraph-rsid="001abddd" style:font-size-asian="11.5pt" style:font-weight-asian="bold" style:font-weight-complex="bold"/>
    </style:style>
    <style:style style:name="P50" style:family="paragraph" style:parent-style-name="Standard" style:list-style-name="L17">
      <style:paragraph-properties fo:text-align="justify" style:justify-single-word="false"/>
      <style:text-properties style:use-window-font-color="true" loext:opacity="0%" style:text-line-through-style="none" style:text-line-through-type="none" fo:font-size="11.5pt" fo:font-style="normal" style:text-underline-style="none" officeooo:paragraph-rsid="001d6cc8" style:font-size-asian="11.5pt" style:font-style-asian="normal"/>
    </style:style>
    <style:style style:name="P51" style:family="paragraph" style:parent-style-name="Standard" style:list-style-name="L19">
      <style:paragraph-properties fo:text-align="justify" style:justify-single-word="false"/>
      <style:text-properties style:use-window-font-color="true" loext:opacity="0%" style:text-line-through-style="none" style:text-line-through-type="none" fo:font-size="11.5pt" fo:font-style="normal" style:text-underline-style="none" officeooo:paragraph-rsid="001d6cc8" style:font-size-asian="11.5pt" style:font-style-asian="normal"/>
    </style:style>
    <style:style style:name="P52" style:family="paragraph" style:parent-style-name="Standard" style:list-style-name="L24">
      <style:paragraph-properties fo:text-align="justify" style:justify-single-word="false"/>
      <style:text-properties style:use-window-font-color="true" loext:opacity="0%" style:text-line-through-style="none" style:text-line-through-type="none" fo:font-size="11.5pt" fo:font-style="normal" style:text-underline-style="none" officeooo:paragraph-rsid="001d6cc8" style:font-size-asian="11.5pt" style:font-style-asian="normal"/>
    </style:style>
    <style:style style:name="P53" style:family="paragraph" style:parent-style-name="Standard" style:list-style-name="L26">
      <style:paragraph-properties fo:text-align="justify" style:justify-single-word="false"/>
      <style:text-properties style:use-window-font-color="true" loext:opacity="0%" style:text-line-through-style="none" style:text-line-through-type="none" fo:font-size="11.5pt" fo:font-style="normal" style:text-underline-style="none" officeooo:paragraph-rsid="001d6cc8" style:font-size-asian="11.5pt" style:font-style-asian="normal"/>
    </style:style>
    <style:style style:name="P54" style:family="paragraph" style:parent-style-name="Standard" style:list-style-name="L17">
      <style:paragraph-properties fo:text-align="justify" style:justify-single-word="false"/>
      <style:text-properties style:use-window-font-color="true" loext:opacity="0%" style:text-line-through-style="none" style:text-line-through-type="none" fo:font-size="11.5pt" fo:font-style="normal" style:text-underline-style="none" fo:font-weight="bold" officeooo:paragraph-rsid="001d6cc8" style:font-size-asian="11.5pt" style:font-style-asian="normal" style:font-weight-asian="bold" style:font-weight-complex="bold"/>
    </style:style>
    <style:style style:name="P55" style:family="paragraph" style:parent-style-name="Standard" style:list-style-name="L35">
      <style:paragraph-properties fo:text-align="justify" style:justify-single-word="false"/>
      <style:text-properties style:use-window-font-color="true" loext:opacity="0%" style:text-line-through-style="none" style:text-line-through-type="none" fo:font-size="11.5pt" fo:font-style="italic" style:text-underline-style="none" officeooo:paragraph-rsid="001e348d" style:font-size-asian="11.5pt" style:font-style-asian="italic"/>
    </style:style>
    <style:style style:name="P56" style:family="paragraph" style:parent-style-name="Standard">
      <style:paragraph-properties fo:text-align="justify" style:justify-single-word="false"/>
      <style:text-properties style:use-window-font-color="true" loext:opacity="0%"/>
    </style:style>
    <style:style style:name="P57" style:family="paragraph" style:parent-style-name="Standard" style:list-style-name="L9">
      <style:paragraph-properties fo:text-align="justify" style:justify-single-word="false"/>
      <style:text-properties style:use-window-font-color="true" loext:opacity="0%"/>
    </style:style>
    <style:style style:name="P58" style:family="paragraph" style:parent-style-name="Standard" style:list-style-name="L15">
      <style:paragraph-properties fo:text-align="justify" style:justify-single-word="false"/>
      <style:text-properties style:use-window-font-color="true" loext:opacity="0%" officeooo:paragraph-rsid="001b8840"/>
    </style:style>
    <style:style style:name="P59" style:family="paragraph" style:parent-style-name="Standard" style:list-style-name="L16">
      <style:paragraph-properties fo:text-align="justify" style:justify-single-word="false"/>
      <style:text-properties style:use-window-font-color="true" loext:opacity="0%" officeooo:paragraph-rsid="001d6cc8"/>
    </style:style>
    <style:style style:name="P60" style:family="paragraph" style:parent-style-name="Standard" style:list-style-name="L18">
      <style:paragraph-properties fo:text-align="justify" style:justify-single-word="false"/>
      <style:text-properties style:use-window-font-color="true" loext:opacity="0%" officeooo:paragraph-rsid="001d6cc8"/>
    </style:style>
    <style:style style:name="P61" style:family="paragraph" style:parent-style-name="Standard" style:list-style-name="L23">
      <style:paragraph-properties fo:text-align="justify" style:justify-single-word="false"/>
      <style:text-properties style:use-window-font-color="true" loext:opacity="0%" officeooo:paragraph-rsid="001d6cc8"/>
    </style:style>
    <style:style style:name="P62" style:family="paragraph" style:parent-style-name="Standard" style:list-style-name="L24">
      <style:paragraph-properties fo:text-align="justify" style:justify-single-word="false"/>
      <style:text-properties style:use-window-font-color="true" loext:opacity="0%" officeooo:paragraph-rsid="001d6cc8"/>
    </style:style>
    <style:style style:name="P63" style:family="paragraph" style:parent-style-name="Standard" style:list-style-name="L26">
      <style:paragraph-properties fo:text-align="justify" style:justify-single-word="false"/>
      <style:text-properties style:use-window-font-color="true" loext:opacity="0%" officeooo:paragraph-rsid="001d6cc8"/>
    </style:style>
    <style:style style:name="P64" style:family="paragraph" style:parent-style-name="Standard">
      <style:paragraph-properties fo:text-align="justify" style:justify-single-word="false"/>
      <style:text-properties style:use-window-font-color="true" loext:opacity="0%" officeooo:paragraph-rsid="001922a6"/>
    </style:style>
    <style:style style:name="P65" style:family="paragraph" style:parent-style-name="Standard" style:list-style-name="L11">
      <style:paragraph-properties fo:text-align="justify" style:justify-single-word="false"/>
      <style:text-properties style:use-window-font-color="true" loext:opacity="0%" officeooo:paragraph-rsid="001abddd"/>
    </style:style>
    <style:style style:name="P66" style:family="paragraph" style:parent-style-name="Standard">
      <style:paragraph-properties fo:text-align="justify" style:justify-single-word="false"/>
      <style:text-properties style:use-window-font-color="true" loext:opacity="0%" fo:font-weight="bold" style:font-weight-asian="bold" style:font-weight-complex="bold"/>
    </style:style>
    <style:style style:name="P67" style:family="paragraph" style:parent-style-name="Standard" style:list-style-name="L19">
      <style:paragraph-properties fo:text-align="justify" style:justify-single-word="false"/>
      <style:text-properties style:use-window-font-color="true" loext:opacity="0%" fo:font-weight="bold" officeooo:paragraph-rsid="001d6cc8" style:font-weight-asian="bold" style:font-weight-complex="bold"/>
    </style:style>
    <style:style style:name="P68" style:family="paragraph" style:parent-style-name="Text_20_body">
      <style:paragraph-properties fo:text-align="justify" style:justify-single-word="false"/>
      <style:text-properties style:use-window-font-color="true" loext:opacity="0%" fo:font-size="11.5pt" style:font-size-asian="11.5pt"/>
    </style:style>
    <style:style style:name="P69" style:family="paragraph" style:parent-style-name="Text_20_body">
      <style:paragraph-properties fo:text-align="justify" style:justify-single-word="false"/>
      <style:text-properties style:use-window-font-color="true" loext:opacity="0%" fo:font-weight="bold" style:font-weight-asian="bold" style:font-weight-complex="bold"/>
    </style:style>
    <style:style style:name="T1" style:family="text">
      <style:text-properties fo:color="#a3a3a0" loext:opacity="100%" style:text-line-through-style="none" style:text-line-through-type="none" style:font-name="Consolas" fo:font-size="9pt" style:text-underline-style="none" style:font-size-asian="9pt"/>
    </style:style>
    <style:style style:name="T2" style:family="text">
      <style:text-properties fo:color="#990054" loext:opacity="100%" style:text-line-through-style="none" style:text-line-through-type="none" style:font-name="Consolas" fo:font-size="9pt" style:text-underline-style="none" style:font-size-asian="9pt"/>
    </style:style>
    <style:style style:name="T3" style:family="text">
      <style:text-properties fo:color="#7456ab" loext:opacity="100%" style:text-line-through-style="none" style:text-line-through-type="none" style:font-name="Consolas" fo:font-size="9pt" style:text-underline-style="none" style:font-size-asian="9pt"/>
    </style:style>
    <style:style style:name="T4" style:family="text">
      <style:text-properties fo:font-size="11.5pt" style:font-size-asian="11.5pt"/>
    </style:style>
    <style:style style:name="T5" style:family="text">
      <style:text-properties fo:font-size="11.5pt" fo:font-style="italic" style:font-size-asian="11.5pt" style:font-style-asian="italic"/>
    </style:style>
    <style:style style:name="T6" style:family="text">
      <style:text-properties fo:font-size="11.5pt" fo:font-style="normal" style:font-size-asian="11.5pt" style:font-style-asian="normal"/>
    </style:style>
    <style:style style:name="T7" style:family="text">
      <style:text-properties style:text-line-through-style="none" style:text-line-through-type="none" fo:font-size="11.5pt" style:text-underline-style="none" style:font-size-asian="11.5pt"/>
    </style:style>
    <style:style style:name="T8" style:family="text">
      <style:text-properties style:text-line-through-style="none" style:text-line-through-type="none" fo:font-size="11.5pt" fo:font-style="italic" style:text-underline-style="none" style:font-size-asian="11.5pt" style:font-style-asian="italic"/>
    </style:style>
    <style:style style:name="T9" style:family="text">
      <style:text-properties style:text-line-through-style="none" style:text-line-through-type="none" fo:font-size="11.5pt" fo:font-style="italic" style:text-underline-style="none" fo:font-weight="bold" style:font-size-asian="11.5pt" style:font-style-asian="italic" style:font-weight-asian="bold" style:font-weight-complex="bold"/>
    </style:style>
    <style:style style:name="T10" style:family="text">
      <style:text-properties style:text-line-through-style="none" style:text-line-through-type="none" fo:font-size="11.5pt" fo:font-style="normal" style:text-underline-style="none" style:font-size-asian="11.5pt" style:font-style-asian="normal"/>
    </style:style>
    <style:style style:name="T11" style:family="text">
      <style:text-properties style:text-line-through-style="none" style:text-line-through-type="none" fo:font-size="11.5pt" fo:font-style="normal" style:text-underline-style="none" officeooo:rsid="001d6cc8" style:font-size-asian="11.5pt" style:font-style-asian="normal"/>
    </style:style>
    <style:style style:name="T12" style:family="text">
      <style:text-properties style:text-line-through-style="none" style:text-line-through-type="none" fo:font-size="11.5pt" fo:font-style="normal" style:text-underline-style="none" fo:font-weight="bold" style:font-size-asian="11.5pt" style:font-style-asian="normal" style:font-weight-asian="bold" style:font-weight-complex="bold"/>
    </style:style>
    <style:style style:name="T13" style:family="text">
      <style:text-properties style:text-line-through-style="none" style:text-line-through-type="none" style:text-underline-style="none"/>
    </style:style>
    <style:style style:name="T14" style:family="text">
      <style:text-properties style:text-line-through-style="none" style:text-line-through-type="none" fo:font-style="italic" style:text-underline-style="none" style:font-style-asian="italic"/>
    </style:style>
    <style:style style:name="T15" style:family="text">
      <style:text-properties style:text-line-through-style="none" style:text-line-through-type="none" fo:font-style="normal" style:text-underline-style="none" style:font-style-asian="normal"/>
    </style:style>
    <style:style style:name="T16" style:family="text">
      <style:text-properties fo:font-size="10pt" style:font-size-asian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style:num-suffix="." style:num-format="1" text:start-value="1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style:num-suffix="." style:num-format="1" text:start-value="1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number text:level="1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style:num-suffix="." style:num-format="1" text:start-value="1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style:num-suffix="." style:num-format="1" text:start-value="1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style:num-suffix="." style:num-format="1" text:start-value="1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number text:level="1" style:num-suffix="." style:num-format="1" text:start-value="1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number text:level="1" style:num-suffix="." style:num-format="1" text:start-value="1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number text:level="1" style:num-suffix="." style:num-format="1" text:start-value="1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style:num-suffix="." style:num-format="1" text:start-value="2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Autoevaluación </text:p>
      <text:p text:style-name="Standard"/>
      <text:p text:style-name="P13"/>
      <text:p text:style-name="P12"/>
      <text:list xml:id="list2376923202" text:style-name="L1">
        <text:list-item>
          <text:p text:style-name="P16">¿Qué nivel de RAID emplearemos si tenemos 3 discos de 4TB cada uno y queremos poder ver una única unidad de 8TB de modo que no se pierdan datos si uno de los discos se rompe? </text:p>
        </text:list-item>
      </text:list>
      <text:p text:style-name="P4"/>
      <text:list xml:id="list1383289282" text:style-name="L2">
        <text:list-item>
          <text:p text:style-name="P35">RAID 0. </text:p>
        </text:list-item>
        <text:list-item>
          <text:p text:style-name="P35">RAID 1. </text:p>
        </text:list-item>
        <text:list-item>
          <text:p text:style-name="P35">RAID 3. </text:p>
        </text:list-item>
        <text:list-item>
          <text:p text:style-name="P35"><text:span text:style-name="T17">RAID 5.</text:span> </text:p>
        </text:list-item>
      </text:list>
      <text:p text:style-name="P4"/>
      <text:p text:style-name="P64"/>
      <text:list xml:id="list1500163286" text:style-name="L3">
        <text:list-item>
          <text:p text:style-name="P17">¿Cómo se consigue la redundancia en los sistemas de ficheros distribuidos? </text:p>
        </text:list-item>
      </text:list>
      <text:p text:style-name="P4"/>
      <text:list xml:id="list849425097" text:style-name="L4">
        <text:list-item>
          <text:p text:style-name="P36">Gracias a que en cada nodo hay al menos 2 discos duros conectados en RAID. </text:p>
        </text:list-item>
        <text:list-item>
          <text:p text:style-name="P36">No se consigue redundancia. </text:p>
        </text:list-item>
        <text:list-item>
          <text:p text:style-name="P36"><text:span text:style-name="T17">Gracias a que el contenido de cada fichero es almacenado en más de un nodo del clúster.</text:span> </text:p>
        </text:list-item>
        <text:list-item>
          <text:p text:style-name="P36">Gracias a que el contenido de cada fichero es almacenado en todos los nodos del clúster. </text:p>
        </text:list-item>
      </text:list>
      <text:p text:style-name="P2"/>
      <text:list xml:id="list1526845791" text:style-name="L5">
        <text:list-item>
          <text:p text:style-name="P18">¿Como se consigue la durabilidad de los datos en sistemas de almacenamiento distribuido en memoria?</text:p>
        </text:list-item>
      </text:list>
      <text:p text:style-name="P4"/>
      <text:list xml:id="list681141535" text:style-name="L6">
        <text:list-item>
          <text:p text:style-name="P37">No se consigue a menos que realmente no sea sólo en memoria. </text:p>
        </text:list-item>
        <text:list-item>
          <text:p text:style-name="P37">No se consigue porque la memoria RAM siempre puede fallar en algún momento. </text:p>
        </text:list-item>
        <text:list-item>
          <text:p text:style-name="P38">Se consigue gracias a que siempre queda al menos un nodo funcionando con todos los datos en memoria. </text:p>
        </text:list-item>
        <text:list-item>
          <text:p text:style-name="P48">Se consigue gracias a que los datos están replicados de modo que con que queden 2 nodos funcionando es suficiente para no perder nada. </text:p>
        </text:list-item>
      </text:list>
      <text:p text:style-name="P2"/>
      <text:list xml:id="list2656792279" text:style-name="L7">
        <text:list-item>
          <text:p text:style-name="P19">¿Cuál es la especificación recomendada para los nodos que un clúster HDFS?</text:p>
        </text:list-item>
      </text:list>
      <text:p text:style-name="P5"/>
      <text:list xml:id="list3912286378" text:style-name="L8">
        <text:list-item>
          <text:p text:style-name="P39">Máquinas específicas de alto precio, con fuente de alimentación y discos duros redundantes. </text:p>
        </text:list-item>
        <text:list-item>
          <text:p text:style-name="P39"><text:span text:style-name="T17">Máquinas que puede comprar el cliente final, pero de altas prestaciones.</text:span> </text:p>
        </text:list-item>
        <text:list-item>
          <text:p text:style-name="P39">Será suficiente con las máquinas más baratas que se puedan encontrar siempre que haya muchas.</text:p>
        </text:list-item>
        <text:list-item>
          <text:p text:style-name="P39">Máquinas adquiridas de segunda mano, aunque sean antiguas.</text:p>
        </text:list-item>
      </text:list>
      <text:p text:style-name="P2"/>
      <text:list xml:id="list2279165408" text:style-name="L9">
        <text:list-item>
          <text:p text:style-name="P57"><text:span text:style-name="T4">Siento los identificadores de bloque en HDFS de 64 bits (de modo que puede indexar hasta 2</text:span><text:span text:style-name="T16">64 </text:span><text:span text:style-name="T4">bloques), piensa cuál sería el tamaño máximo de un fichero en un clúster HDFS cuyo tamaño de bloque esté configurado como 128 MB.</text:span></text:p>
        </text:list-item>
      </text:list>
      <text:p text:style-name="P2"/>
      <text:p text:style-name="P69"><text:span text:style-name="T4"><text:tab/>El tamaño máximo de un archivo sería 264×128 MB2^{64} \times 128 \, \<text:tab/>text{MB}264×128MB. Esto da un valor astronómico: alrededor de 2.147.483.648 terabytes.</text:span></text:p>
      <text:p text:style-name="P2"><text:span text:style-name="T4"/></text:p>
      <text:p text:style-name="P2"/>
      <text:list xml:id="list3655318005" text:style-name="L10">
        <text:list-item>
          <text:p text:style-name="P20">¿Por qué razón los bloques en HDFS son por defecto de 128MB? </text:p>
        </text:list-item>
      </text:list>
      <text:p text:style-name="P5"/>
      <text:list xml:id="list2342720070" text:style-name="L11">
        <text:list-item>
          <text:p text:style-name="P40">Porque de ese modo en muchas ocasiones todo el fichero cabe en un único bloque. </text:p>
        </text:list-item>
        <text:list-item>
          <text:p text:style-name="P49">Son grandes para minimizar los accesos a disco y así poder trabajar prácticamente a la velocidad de transferencia de la unidad de almacenamiento. </text:p>
        </text:list-item>
        <text:list-item>
          <text:p text:style-name="P40">Los bloques son de tamaños arbitrarios. </text:p>
        </text:list-item>
        <text:list-item>
          <text:p text:style-name="P65"><text:span text:style-name="T7">Los bloques no son de 128 MB sino de 128 kB. </text:span></text:p>
        </text:list-item>
      </text:list>
      <text:list xml:id="list2725911835" text:style-name="L12">
        <text:list-item>
          <text:p text:style-name="P21"><text:soft-page-break/>¿Cómo se puede acceder a HDFS? </text:p>
        </text:list-item>
      </text:list>
      <text:p text:style-name="P6"/>
      <text:list xml:id="list543259496" text:style-name="L13">
        <text:list-item>
          <text:p text:style-name="P41">Sólo por línea de comandos. </text:p>
        </text:list-item>
        <text:list-item>
          <text:p text:style-name="P41"><text:span text:style-name="T17">Por línea de comandos o a través de lenguajes de programación usando librerías.</text:span> </text:p>
        </text:list-item>
        <text:list-item>
          <text:p text:style-name="P41">Únicamente a través de lenguajes de programación usando librerías. </text:p>
        </text:list-item>
        <text:list-item>
          <text:p text:style-name="P41">No accedemos, porque HDFS opera de modo independiente.</text:p>
        </text:list-item>
      </text:list>
      <text:p text:style-name="P6"/>
      <text:list xml:id="list904306210" text:style-name="L14">
        <text:list-item>
          <text:p text:style-name="P22">¿Cómo se puede acceder a HDFS desde Python? </text:p>
        </text:list-item>
      </text:list>
      <text:p text:style-name="P6"/>
      <text:list xml:id="list3498195443" text:style-name="L15">
        <text:list-item>
          <text:p text:style-name="P42">No se puede. </text:p>
        </text:list-item>
        <text:list-item>
          <text:p text:style-name="P42"><text:span text:style-name="T17">A través de librerías.</text:span> </text:p>
        </text:list-item>
        <text:list-item>
          <text:p text:style-name="P42">El propio lenguaje lo permite por defecto. </text:p>
        </text:list-item>
        <text:list-item>
          <text:p text:style-name="P58"><text:span text:style-name="T7">Sólo mediante llamadas al sistema a </text:span><text:span text:style-name="T8">hadoop fs </text:span><text:span text:style-name="T10">o a </text:span><text:span text:style-name="T8">hdfs dfs</text:span><text:span text:style-name="T10">. </text:span></text:p>
        </text:list-item>
      </text:list>
      <text:p text:style-name="P2"/>
      <text:list xml:id="list3417700423" text:style-name="L16">
        <text:list-item>
          <text:p text:style-name="P59"><text:span text:style-name="T4">¿Qué significa </text:span><text:span text:style-name="T5">schema-on-read</text:span><text:span text:style-name="T6">?</text:span></text:p>
        </text:list-item>
      </text:list>
      <text:p text:style-name="P9"/>
      <text:list xml:id="list658822026" text:style-name="L17">
        <text:list-item>
          <text:p text:style-name="P50">Que no es necesario ningún esquema en ningún momento.</text:p>
        </text:list-item>
        <text:list-item>
          <text:p text:style-name="P50">Que hay que establecer el esquema de las tablas en el momento de hacer la primera lectura.</text:p>
        </text:list-item>
        <text:list-item>
          <text:p text:style-name="P50">Que tanto datos como esquema tienen que coincidir cuando se hacen las escrituras.</text:p>
        </text:list-item>
        <text:list-item>
          <text:p text:style-name="P54">Que los datos se pueden escriben sin atender a ningún esquema preestablecido, porque si se utiliza algún tipo de esquema es en todo caso al leerlos.</text:p>
        </text:list-item>
      </text:list>
      <text:p text:style-name="P66"/>
      <text:list xml:id="list4251391128" text:style-name="L18">
        <text:list-item>
          <text:p text:style-name="P60"><text:span text:style-name="T4">¿A qué nos referimos si decimos que empleamos </text:span><text:span text:style-name="T5">sharding </text:span><text:span text:style-name="T6">en un clúster? </text:span></text:p>
        </text:list-item>
      </text:list>
      <text:p text:style-name="P9"/>
      <text:list xml:id="list223468047" text:style-name="L19">
        <text:list-item>
          <text:p text:style-name="P51">A que los datos se almacenan de forma distribuida. </text:p>
        </text:list-item>
        <text:list-item>
          <text:p text:style-name="P51">A que los nodos trabajan todos al mismo nivel de jerarquía. </text:p>
        </text:list-item>
        <text:list-item>
          <text:p text:style-name="P51">A que cada dato está replicado en más de un nodo. </text:p>
        </text:list-item>
        <text:list-item>
          <text:p text:style-name="P67"><text:span text:style-name="T10">A que los </text:span><text:span text:style-name="T11">conjuntos</text:span><text:span text:style-name="T10"> de datos se han particionado en subconjuntos más pequeños para facilitar su distribución por el clúster. </text:span></text:p>
        </text:list-item>
      </text:list>
      <text:p text:style-name="P2"/>
      <text:list xml:id="list2393586473" text:style-name="L20">
        <text:list-item>
          <text:p text:style-name="P23">Una base de datos con replicación par-a-par y gestión optimista de la concurrencia ¿se puede perder información relacionada con escrituras? </text:p>
        </text:list-item>
      </text:list>
      <text:p text:style-name="P15"/>
      <text:p text:style-name="P68"><text:span text:style-name="Strong_20_Emphasis"><text:tab/></text:span><text:span text:style-name="Strong_20_Emphasis">Sí, si no se gestionan correctamente los conflictos.</text:span></text:p>
      <text:p text:style-name="P15"/>
      <text:p text:style-name="P2"/>
      <text:list xml:id="list2506620035" text:style-name="L21">
        <text:list-item>
          <text:p text:style-name="P24">¿A qué nos referimos si decimos que empleamos replicación en un clúster? </text:p>
        </text:list-item>
      </text:list>
      <text:p text:style-name="P7"/>
      <text:list xml:id="list3992970638" text:style-name="L22">
        <text:list-item>
          <text:p text:style-name="P43">A que los conjuntos de datos se han particionado para facilitar su distribución por los nodos. </text:p>
        </text:list-item>
        <text:list-item>
          <text:p text:style-name="P43"><text:span text:style-name="T17">A que cada dato se almacena al menos en 2 nodos.</text:span> </text:p>
        </text:list-item>
        <text:list-item>
          <text:p text:style-name="P43">A que cada dato se almacena al menos en 3 nodos. </text:p>
        </text:list-item>
        <text:list-item>
          <text:p text:style-name="P43">A que los nodos cuentan con parejas de discos duros en RAID. </text:p>
        </text:list-item>
      </text:list>
      <text:p text:style-name="P2"/>
      <text:list xml:id="list2133362571" text:style-name="L23">
        <text:list-item>
          <text:p text:style-name="P61"><text:span text:style-name="T4">¿Cuál de las siguientes afirmaciones es correcta en relación a </text:span><text:span text:style-name="T5">sharding </text:span><text:span text:style-name="T6">y replicación? </text:span></text:p>
        </text:list-item>
      </text:list>
      <text:p text:style-name="P9"/>
      <text:list xml:id="list247760701" text:style-name="L24">
        <text:list-item>
          <text:p text:style-name="P52"><text:span text:style-name="T17">Ambas pueden funcionar a la vez.</text:span> </text:p>
        </text:list-item>
        <text:list-item>
          <text:p text:style-name="P62"><text:span text:style-name="T10">Primero se pone a funcionar de forma replicada y después se activa el </text:span><text:span text:style-name="T8">sharding</text:span><text:span text:style-name="T10">. </text:span></text:p>
        </text:list-item>
        <text:list-item>
          <text:p text:style-name="P62"><text:span text:style-name="T10">Primero se pone a funcionar con </text:span><text:span text:style-name="T8">sharding </text:span><text:span text:style-name="T10">y después se activa la replicación. </text:span></text:p>
        </text:list-item>
        <text:list-item>
          <text:p text:style-name="P52">En teoría son cosas distintas, pero en la práctica resultan intercambiables. </text:p>
        </text:list-item>
      </text:list>
      <text:p text:style-name="P2"/>
      <text:list xml:id="list3192354714" text:style-name="L25">
        <text:list-item>
          <text:p text:style-name="P25">¿Cuál de las siguientes afirmaciones es correcta en relación a las bases de datos documentales? </text:p>
        </text:list-item>
      </text:list>
      <text:p text:style-name="P7"/>
      <text:list xml:id="list2169985781" text:style-name="L26">
        <text:list-item>
          <text:p text:style-name="P63"><text:span text:style-name="T7">Se utilizan para almacenar documentos de </text:span><text:span text:style-name="T8">Microsoft Office</text:span><text:span text:style-name="T10">. </text:span></text:p>
        </text:list-item>
        <text:list-item>
          <text:p text:style-name="P53"><text:soft-page-break/>Se utilizan para almacenar de forma segura documentación legal de cualquier tipo. </text:p>
        </text:list-item>
        <text:list-item>
          <text:p text:style-name="P63"><text:span text:style-name="T12">Guardan documentos en formato textual, codificado típicamente en </text:span><text:span text:style-name="T9">JSON</text:span><text:span text:style-name="T12">.</text:span><text:span text:style-name="T10"> </text:span></text:p>
        </text:list-item>
        <text:list-item>
          <text:p text:style-name="P53">Almacenan tablas cuyas celdas son documentos. </text:p>
        </text:list-item>
      </text:list>
      <text:p text:style-name="P2"/>
      <text:list xml:id="list1141370190" text:style-name="L27">
        <text:list-item>
          <text:p text:style-name="P26">¿En qué se parecen las bases de datos documentales y las que son clave-valor? </text:p>
          <text:p text:style-name="P26"/>
          <text:p text:style-name="P33">Ambas son NoSQL, y aunque las documentales son más complejas, comparten la idea de almacenar datos con flexibilidad sin esquemas rígidos. </text:p>
        </text:list-item>
      </text:list>
      <text:p text:style-name="P2"/>
      <text:list xml:id="list78950722" text:style-name="L28">
        <text:list-item>
          <text:p text:style-name="P27">¿Cuál de las siguientes afirmaciones es correcta en relación a las bases de datos clave-valor? </text:p>
        </text:list-item>
      </text:list>
      <text:p text:style-name="P8"/>
      <text:list xml:id="list1277695016" text:style-name="L29">
        <text:list-item>
          <text:p text:style-name="P44">Guardan claves arbitrarias asociadas a valores predefinidos. </text:p>
        </text:list-item>
        <text:list-item>
          <text:p text:style-name="P44">Guardan claves predefinidas asociadas a valores arbitrarios. </text:p>
        </text:list-item>
        <text:list-item>
          <text:p text:style-name="P44">Guardan valores predefinidos asociados a claves arbitrarias. </text:p>
        </text:list-item>
        <text:list-item>
          <text:p text:style-name="P44"><text:span text:style-name="T17">Guardan valores arbitrarios asociados a claves.</text:span> </text:p>
        </text:list-item>
      </text:list>
      <text:p text:style-name="P2"/>
      <text:list xml:id="list805862651" text:style-name="L30">
        <text:list-item>
          <text:p text:style-name="P28">¿Cuál de las siguientes afirmaciones es correcta en relación a las bases de datos columnares? </text:p>
        </text:list-item>
      </text:list>
      <text:p text:style-name="P8"/>
      <text:list xml:id="list3160547368" text:style-name="L31">
        <text:list-item>
          <text:p text:style-name="P45"><text:span text:style-name="T17">En ellas los datos se almacenan por columnas.</text:span> </text:p>
        </text:list-item>
        <text:list-item>
          <text:p text:style-name="P45">En ellas cada registro viene representado por una columna. </text:p>
        </text:list-item>
        <text:list-item>
          <text:p text:style-name="P45">En ellas una columna puede contener otras columnas. </text:p>
        </text:list-item>
        <text:list-item>
          <text:p text:style-name="P45">Son equivalentes a las relacionales salvo por una cuestión de nomenclatura. </text:p>
        </text:list-item>
      </text:list>
      <text:p text:style-name="P2"/>
      <text:list xml:id="list680321611" text:style-name="L32">
        <text:list-item>
          <text:p text:style-name="P29">¿Cuál de las siguientes afirmaciones es correcta en relación a las bases de datos orientadas a grafo? </text:p>
        </text:list-item>
      </text:list>
      <text:p text:style-name="P8"/>
      <text:list xml:id="list1518009590" text:style-name="L33">
        <text:list-item>
          <text:p text:style-name="P46">En ellas cada columna es un grafo. </text:p>
        </text:list-item>
        <text:list-item>
          <text:p text:style-name="P46">En ellas cada celda es un grafo. </text:p>
        </text:list-item>
        <text:list-item>
          <text:p text:style-name="P46">En ellas cada celda de tabla se representa en modo de nodo de grafo. </text:p>
        </text:list-item>
        <text:list-item>
          <text:p text:style-name="P46"><text:span text:style-name="T17">Tanto los nodos como las relaciones entre ellos pueden contener propiedades.</text:span> </text:p>
        </text:list-item>
      </text:list>
      <text:p text:style-name="P2"/>
      <text:list xml:id="list2281066828" text:style-name="L34">
        <text:list-item>
          <text:p text:style-name="P30">¿Cómo cambiamos entre bases de datos desde el intérprete de comandos deMongoDB?</text:p>
        </text:list-item>
      </text:list>
      <text:p text:style-name="P10"/>
      <text:list xml:id="list1017189613" text:style-name="L35">
        <text:list-item>
          <text:p text:style-name="P55">change_to &lt;db&gt; </text:p>
        </text:list-item>
        <text:list-item>
          <text:p text:style-name="P55"><text:span text:style-name="T17">use &lt;db&gt;</text:span> </text:p>
        </text:list-item>
        <text:list-item>
          <text:p text:style-name="P55">open &lt;db&gt; </text:p>
        </text:list-item>
        <text:list-item>
          <text:p text:style-name="P55">init &lt;db&gt; </text:p>
        </text:list-item>
      </text:list>
      <text:p text:style-name="P2"/>
      <text:list xml:id="list4257109548" text:style-name="L36">
        <text:list-item>
          <text:p text:style-name="P31">¿Qué significa lo siguiente en el intérprete de comandos de MongoDB? </text:p>
        </text:list-item>
      </text:list>
      <text:p text:style-name="P3"/>
      <text:p text:style-name="P1"><text:span text:style-name="T1">db.movies.find( { </text:span><text:span text:style-name="T2">"awards.wins"</text:span><text:span text:style-name="T1">: { $gt: </text:span><text:span text:style-name="T3">100 </text:span><text:span text:style-name="T1">} } ); </text:span></text:p>
      <text:p text:style-name="P14"/>
      <text:list xml:id="list1043603411" text:style-name="L37">
        <text:list-item>
          <text:p text:style-name="P32"><text:span text:style-name="T13">Dentro de la base de datos </text:span><text:span text:style-name="T14">movies</text:span><text:span text:style-name="T15">, encontrar documentos cuyo campo </text:span><text:span text:style-name="T14">wins </text:span><text:span text:style-name="T15">tenga valor 100. </text:span></text:p>
        </text:list-item>
        <text:list-item>
          <text:p text:style-name="P32"><text:span text:style-name="T15">Dentro de la colección </text:span><text:span text:style-name="T14">movies </text:span><text:span text:style-name="T15">de la base de datos </text:span><text:span text:style-name="T14">db</text:span><text:span text:style-name="T15">, encontrar documentos cuyo campo </text:span><text:span text:style-name="T14">wins </text:span><text:span text:style-name="T15">tenga valor 100. </text:span></text:p>
        </text:list-item>
        <text:list-item>
          <text:p text:style-name="P32"><text:span text:style-name="T15">Dentro de la colección </text:span><text:span text:style-name="T14">movies </text:span><text:span text:style-name="T15">de la base de datos </text:span><text:span text:style-name="T14">db</text:span><text:span text:style-name="T15">, encontrar documentos cuyo campo </text:span><text:span text:style-name="T14">wins </text:span><text:span text:style-name="T15">dentro del campo </text:span><text:span text:style-name="T14">awards </text:span><text:span text:style-name="T15">tenga valor 100.</text:span></text:p>
        </text:list-item>
        <text:list-item>
          <text:p text:style-name="P34"><text:span text:style-name="T15">Dentro de la colección </text:span><text:span text:style-name="T14">movies </text:span><text:span text:style-name="T15">de la base de datos </text:span><text:span text:style-name="T14">db</text:span><text:span text:style-name="T15">, encontrar documentos cuyo campo </text:span><text:span text:style-name="T14">wins </text:span><text:span text:style-name="T15">dentro del campo </text:span><text:span text:style-name="T14">awards </text:span><text:span text:style-name="T15">tenga valor mayor de 100.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5T07:39:00</meta:creation-date>
    <dc:date>2024-10-24T22:37:30.397000000</dc:date>
    <meta:editing-duration>PT8M27S</meta:editing-duration>
    <meta:editing-cycles>3</meta:editing-cycles>
    <meta:generator>LibreOffice/7.1.2.2$Windows_X86_64 LibreOffice_project/8a45595d069ef5570103caea1b71cc9d82b2aae4</meta:generator>
    <meta:document-statistic meta:table-count="0" meta:image-count="0" meta:object-count="0" meta:page-count="3" meta:paragraph-count="93" meta:word-count="1176" meta:character-count="6634" meta:non-whitespace-character-count="5560"/>
  </office:meta>
</office:document-meta>
</file>